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table:formula="of:=5/13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8-24T14:05:39</meta:creation-date>
    <dc:date>2021-10-12T07:53:17.457878663</dc:date>
    <meta:editing-duration>PT32M55S</meta:editing-duration>
    <meta:editing-cycles>10</meta:editing-cycles>
    <meta:document-statistic meta:table-count="1" meta:cell-count="133" meta:object-count="0"/>
  </office:meta>
</office:document-meta>
</file>